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ID_PEDID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OR_TOTAL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210601" calcext:value-type="float">
            <text:p>120210601</text:p>
          </table:table-cell>
          <table:table-cell office:value-type="string" calcext:value-type="string">
            <text:p>2021-06-0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210601" calcext:value-type="float">
            <text:p>220210601</text:p>
          </table:table-cell>
          <table:table-cell office:value-type="string" calcext:value-type="string">
            <text:p>2021-06-0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210604" calcext:value-type="float">
            <text:p>320210604</text:p>
          </table:table-cell>
          <table:table-cell office:value-type="string" calcext:value-type="string">
            <text:p>2021-06-0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210604" calcext:value-type="float">
            <text:p>420210604</text:p>
          </table:table-cell>
          <table:table-cell office:value-type="string" calcext:value-type="string">
            <text:p>2021-06-0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210604" calcext:value-type="float">
            <text:p>520210604</text:p>
          </table:table-cell>
          <table:table-cell office:value-type="string" calcext:value-type="string">
            <text:p>2021-06-0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210604" calcext:value-type="float">
            <text:p>620210604</text:p>
          </table:table-cell>
          <table:table-cell office:value-type="string" calcext:value-type="string">
            <text:p>2021-06-0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0210605" calcext:value-type="float">
            <text:p>620210605</text:p>
          </table:table-cell>
          <table:table-cell office:value-type="string" calcext:value-type="string">
            <text:p>2021-06-0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0210605" calcext:value-type="float">
            <text:p>720210605</text:p>
          </table:table-cell>
          <table:table-cell office:value-type="string" calcext:value-type="string">
            <text:p>2021-06-0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0210605" calcext:value-type="float">
            <text:p>820210605</text:p>
          </table:table-cell>
          <table:table-cell office:value-type="string" calcext:value-type="string">
            <text:p>2021-06-0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210606" calcext:value-type="float">
            <text:p>820210606</text:p>
          </table:table-cell>
          <table:table-cell office:value-type="string" calcext:value-type="string">
            <text:p>2021-06-0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210606" calcext:value-type="float">
            <text:p>920210606</text:p>
          </table:table-cell>
          <table:table-cell office:value-type="string" calcext:value-type="string">
            <text:p>2021-06-0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0210607" calcext:value-type="float">
            <text:p>920210607</text:p>
          </table:table-cell>
          <table:table-cell office:value-type="string" calcext:value-type="string">
            <text:p>2021-06-0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0210609" calcext:value-type="float">
            <text:p>1020210609</text:p>
          </table:table-cell>
          <table:table-cell office:value-type="string" calcext:value-type="string">
            <text:p>2021-06-0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0210609" calcext:value-type="float">
            <text:p>1120210609</text:p>
          </table:table-cell>
          <table:table-cell office:value-type="string" calcext:value-type="string">
            <text:p>2021-06-0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0210610" calcext:value-type="float">
            <text:p>1220210610</text:p>
          </table:table-cell>
          <table:table-cell office:value-type="string" calcext:value-type="string">
            <text:p>2021-06-1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0210611" calcext:value-type="float">
            <text:p>1320210611</text:p>
          </table:table-cell>
          <table:table-cell office:value-type="string" calcext:value-type="string">
            <text:p>2021-06-1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20210611" calcext:value-type="float">
            <text:p>1420210611</text:p>
          </table:table-cell>
          <table:table-cell office:value-type="string" calcext:value-type="string">
            <text:p>2021-06-1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0210612" calcext:value-type="float">
            <text:p>1420210612</text:p>
          </table:table-cell>
          <table:table-cell office:value-type="string" calcext:value-type="string">
            <text:p>2021-06-12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0210613" calcext:value-type="float">
            <text:p>1420210613</text:p>
          </table:table-cell>
          <table:table-cell office:value-type="string" calcext:value-type="string">
            <text:p>2021-06-13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20210613" calcext:value-type="float">
            <text:p>1520210613</text:p>
          </table:table-cell>
          <table:table-cell office:value-type="string" calcext:value-type="string">
            <text:p>2021-06-1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20210613" calcext:value-type="float">
            <text:p>1620210613</text:p>
          </table:table-cell>
          <table:table-cell office:value-type="string" calcext:value-type="string">
            <text:p>2021-06-1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0210614" calcext:value-type="float">
            <text:p>1720210614</text:p>
          </table:table-cell>
          <table:table-cell office:value-type="string" calcext:value-type="string">
            <text:p>2021-06-14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20210614" calcext:value-type="float">
            <text:p>1820210614</text:p>
          </table:table-cell>
          <table:table-cell office:value-type="string" calcext:value-type="string">
            <text:p>2021-06-14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20210615" calcext:value-type="float">
            <text:p>1820210615</text:p>
          </table:table-cell>
          <table:table-cell office:value-type="string" calcext:value-type="string">
            <text:p>2021-06-15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0210618" calcext:value-type="float">
            <text:p>1920210618</text:p>
          </table:table-cell>
          <table:table-cell office:value-type="string" calcext:value-type="string">
            <text:p>2021-06-18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210618" calcext:value-type="float">
            <text:p>2020210618</text:p>
          </table:table-cell>
          <table:table-cell office:value-type="string" calcext:value-type="string">
            <text:p>2021-06-1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20210618" calcext:value-type="float">
            <text:p>2120210618</text:p>
          </table:table-cell>
          <table:table-cell office:value-type="string" calcext:value-type="string">
            <text:p>2021-06-18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20210618" calcext:value-type="float">
            <text:p>2220210618</text:p>
          </table:table-cell>
          <table:table-cell office:value-type="string" calcext:value-type="string">
            <text:p>2021-06-1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20210619" calcext:value-type="float">
            <text:p>2320210619</text:p>
          </table:table-cell>
          <table:table-cell office:value-type="string" calcext:value-type="string">
            <text:p>2021-06-1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20210619" calcext:value-type="float">
            <text:p>2420210619</text:p>
          </table:table-cell>
          <table:table-cell office:value-type="string" calcext:value-type="string">
            <text:p>2021-06-1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20210619" calcext:value-type="float">
            <text:p>2520210619</text:p>
          </table:table-cell>
          <table:table-cell office:value-type="string" calcext:value-type="string">
            <text:p>2021-06-19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20210620" calcext:value-type="float">
            <text:p>2620210620</text:p>
          </table:table-cell>
          <table:table-cell office:value-type="string" calcext:value-type="string">
            <text:p>2021-06-2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20210620" calcext:value-type="float">
            <text:p>2720210620</text:p>
          </table:table-cell>
          <table:table-cell office:value-type="string" calcext:value-type="string">
            <text:p>2021-06-2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20210620" calcext:value-type="float">
            <text:p>2820210620</text:p>
          </table:table-cell>
          <table:table-cell office:value-type="string" calcext:value-type="string">
            <text:p>2021-06-2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20210620" calcext:value-type="float">
            <text:p>2920210620</text:p>
          </table:table-cell>
          <table:table-cell office:value-type="string" calcext:value-type="string">
            <text:p>2021-06-2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210622" calcext:value-type="float">
            <text:p>3020210622</text:p>
          </table:table-cell>
          <table:table-cell office:value-type="string" calcext:value-type="string">
            <text:p>2021-06-2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20210623" calcext:value-type="float">
            <text:p>3020210623</text:p>
          </table:table-cell>
          <table:table-cell office:value-type="string" calcext:value-type="string">
            <text:p>2021-06-23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20210623" calcext:value-type="float">
            <text:p>3120210623</text:p>
          </table:table-cell>
          <table:table-cell office:value-type="string" calcext:value-type="string">
            <text:p>2021-06-23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20210625" calcext:value-type="float">
            <text:p>3120210625</text:p>
          </table:table-cell>
          <table:table-cell office:value-type="string" calcext:value-type="string">
            <text:p>2021-06-2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20210625" calcext:value-type="float">
            <text:p>3220210625</text:p>
          </table:table-cell>
          <table:table-cell office:value-type="string" calcext:value-type="string">
            <text:p>2021-06-2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20210625" calcext:value-type="float">
            <text:p>3320210625</text:p>
          </table:table-cell>
          <table:table-cell office:value-type="string" calcext:value-type="string">
            <text:p>2021-06-25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20210626" calcext:value-type="float">
            <text:p>3320210626</text:p>
          </table:table-cell>
          <table:table-cell office:value-type="string" calcext:value-type="string">
            <text:p>2021-06-26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20210626" calcext:value-type="float">
            <text:p>3420210626</text:p>
          </table:table-cell>
          <table:table-cell office:value-type="string" calcext:value-type="string">
            <text:p>2021-06-2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20210626" calcext:value-type="float">
            <text:p>3520210626</text:p>
          </table:table-cell>
          <table:table-cell office:value-type="string" calcext:value-type="string">
            <text:p>2021-06-26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20210626" calcext:value-type="float">
            <text:p>3620210626</text:p>
          </table:table-cell>
          <table:table-cell office:value-type="string" calcext:value-type="string">
            <text:p>2021-06-26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20210627" calcext:value-type="float">
            <text:p>3720210627</text:p>
          </table:table-cell>
          <table:table-cell office:value-type="string" calcext:value-type="string">
            <text:p>2021-06-27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20210627" calcext:value-type="float">
            <text:p>3820210627</text:p>
          </table:table-cell>
          <table:table-cell office:value-type="string" calcext:value-type="string">
            <text:p>2021-06-27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20210627" calcext:value-type="float">
            <text:p>3920210627</text:p>
          </table:table-cell>
          <table:table-cell office:value-type="string" calcext:value-type="string">
            <text:p>2021-06-27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20210627" calcext:value-type="float">
            <text:p>4020210627</text:p>
          </table:table-cell>
          <table:table-cell office:value-type="string" calcext:value-type="string">
            <text:p>2021-06-27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20210627" calcext:value-type="float">
            <text:p>4120210627</text:p>
          </table:table-cell>
          <table:table-cell office:value-type="string" calcext:value-type="string">
            <text:p>2021-06-27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20210628" calcext:value-type="float">
            <text:p>4220210628</text:p>
          </table:table-cell>
          <table:table-cell office:value-type="string" calcext:value-type="string">
            <text:p>2021-06-2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20210629" calcext:value-type="float">
            <text:p>4320210629</text:p>
          </table:table-cell>
          <table:table-cell office:value-type="string" calcext:value-type="string">
            <text:p>2021-06-29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20210629" calcext:value-type="float">
            <text:p>4420210629</text:p>
          </table:table-cell>
          <table:table-cell office:value-type="string" calcext:value-type="string">
            <text:p>2021-06-29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20210630" calcext:value-type="float">
            <text:p>4520210630</text:p>
          </table:table-cell>
          <table:table-cell office:value-type="string" calcext:value-type="string">
            <text:p>2021-06-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20210701" calcext:value-type="float">
            <text:p>4520210701</text:p>
          </table:table-cell>
          <table:table-cell office:value-type="string" calcext:value-type="string">
            <text:p>2021-07-0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0210701" calcext:value-type="float">
            <text:p>4620210701</text:p>
          </table:table-cell>
          <table:table-cell office:value-type="string" calcext:value-type="string">
            <text:p>2021-07-01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20210702" calcext:value-type="float">
            <text:p>4720210702</text:p>
          </table:table-cell>
          <table:table-cell office:value-type="string" calcext:value-type="string">
            <text:p>2021-07-02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20210702" calcext:value-type="float">
            <text:p>4820210702</text:p>
          </table:table-cell>
          <table:table-cell office:value-type="string" calcext:value-type="string">
            <text:p>2021-07-02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20210702" calcext:value-type="float">
            <text:p>4920210702</text:p>
          </table:table-cell>
          <table:table-cell office:value-type="string" calcext:value-type="string">
            <text:p>2021-07-02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20210703" calcext:value-type="float">
            <text:p>4920210703</text:p>
          </table:table-cell>
          <table:table-cell office:value-type="string" calcext:value-type="string">
            <text:p>2021-07-0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20210703" calcext:value-type="float">
            <text:p>5020210703</text:p>
          </table:table-cell>
          <table:table-cell office:value-type="string" calcext:value-type="string">
            <text:p>2021-07-0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20210703" calcext:value-type="float">
            <text:p>5120210703</text:p>
          </table:table-cell>
          <table:table-cell office:value-type="string" calcext:value-type="string">
            <text:p>2021-07-0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20210703" calcext:value-type="float">
            <text:p>5220210703</text:p>
          </table:table-cell>
          <table:table-cell office:value-type="string" calcext:value-type="string">
            <text:p>2021-07-03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20210703" calcext:value-type="float">
            <text:p>5320210703</text:p>
          </table:table-cell>
          <table:table-cell office:value-type="string" calcext:value-type="string">
            <text:p>2021-07-03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20210704" calcext:value-type="float">
            <text:p>5320210704</text:p>
          </table:table-cell>
          <table:table-cell office:value-type="string" calcext:value-type="string">
            <text:p>2021-07-04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20210705" calcext:value-type="float">
            <text:p>5320210705</text:p>
          </table:table-cell>
          <table:table-cell office:value-type="string" calcext:value-type="string">
            <text:p>2021-07-0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0210706" calcext:value-type="float">
            <text:p>5320210706</text:p>
          </table:table-cell>
          <table:table-cell office:value-type="string" calcext:value-type="string">
            <text:p>2021-07-06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20210706" calcext:value-type="float">
            <text:p>5420210706</text:p>
          </table:table-cell>
          <table:table-cell office:value-type="string" calcext:value-type="string">
            <text:p>2021-07-0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20210707" calcext:value-type="float">
            <text:p>5520210707</text:p>
          </table:table-cell>
          <table:table-cell office:value-type="string" calcext:value-type="string">
            <text:p>2021-07-07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20210708" calcext:value-type="float">
            <text:p>5520210708</text:p>
          </table:table-cell>
          <table:table-cell office:value-type="string" calcext:value-type="string">
            <text:p>2021-07-08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20210708" calcext:value-type="float">
            <text:p>5620210708</text:p>
          </table:table-cell>
          <table:table-cell office:value-type="string" calcext:value-type="string">
            <text:p>2021-07-08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20210709" calcext:value-type="float">
            <text:p>5620210709</text:p>
          </table:table-cell>
          <table:table-cell office:value-type="string" calcext:value-type="string">
            <text:p>2021-07-09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20210709" calcext:value-type="float">
            <text:p>5720210709</text:p>
          </table:table-cell>
          <table:table-cell office:value-type="string" calcext:value-type="string">
            <text:p>2021-07-09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20210709" calcext:value-type="float">
            <text:p>5820210709</text:p>
          </table:table-cell>
          <table:table-cell office:value-type="string" calcext:value-type="string">
            <text:p>2021-07-0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20210709" calcext:value-type="float">
            <text:p>5920210709</text:p>
          </table:table-cell>
          <table:table-cell office:value-type="string" calcext:value-type="string">
            <text:p>2021-07-09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20210710" calcext:value-type="float">
            <text:p>6020210710</text:p>
          </table:table-cell>
          <table:table-cell office:value-type="string" calcext:value-type="string">
            <text:p>2021-07-10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20210710" calcext:value-type="float">
            <text:p>6120210710</text:p>
          </table:table-cell>
          <table:table-cell office:value-type="string" calcext:value-type="string">
            <text:p>2021-07-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20210710" calcext:value-type="float">
            <text:p>6220210710</text:p>
          </table:table-cell>
          <table:table-cell office:value-type="string" calcext:value-type="string">
            <text:p>2021-07-10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20210711" calcext:value-type="float">
            <text:p>6320210711</text:p>
          </table:table-cell>
          <table:table-cell office:value-type="string" calcext:value-type="string">
            <text:p>2021-07-11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20210711" calcext:value-type="float">
            <text:p>6420210711</text:p>
          </table:table-cell>
          <table:table-cell office:value-type="string" calcext:value-type="string">
            <text:p>2021-07-1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20210711" calcext:value-type="float">
            <text:p>6520210711</text:p>
          </table:table-cell>
          <table:table-cell office:value-type="string" calcext:value-type="string">
            <text:p>2021-07-1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20210711" calcext:value-type="float">
            <text:p>6620210711</text:p>
          </table:table-cell>
          <table:table-cell office:value-type="string" calcext:value-type="string">
            <text:p>2021-07-1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20210712" calcext:value-type="float">
            <text:p>6620210712</text:p>
          </table:table-cell>
          <table:table-cell office:value-type="string" calcext:value-type="string">
            <text:p>2021-07-12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20210712" calcext:value-type="float">
            <text:p>6720210712</text:p>
          </table:table-cell>
          <table:table-cell office:value-type="string" calcext:value-type="string">
            <text:p>2021-07-12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20210713" calcext:value-type="float">
            <text:p>6820210713</text:p>
          </table:table-cell>
          <table:table-cell office:value-type="string" calcext:value-type="string">
            <text:p>2021-07-13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20210713" calcext:value-type="float">
            <text:p>6920210713</text:p>
          </table:table-cell>
          <table:table-cell office:value-type="string" calcext:value-type="string">
            <text:p>2021-07-13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020210714" calcext:value-type="float">
            <text:p>7020210714</text:p>
          </table:table-cell>
          <table:table-cell office:value-type="string" calcext:value-type="string">
            <text:p>2021-07-1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20210715" calcext:value-type="float">
            <text:p>7020210715</text:p>
          </table:table-cell>
          <table:table-cell office:value-type="string" calcext:value-type="string">
            <text:p>2021-07-15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120210716" calcext:value-type="float">
            <text:p>7120210716</text:p>
          </table:table-cell>
          <table:table-cell office:value-type="string" calcext:value-type="string">
            <text:p>2021-07-16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20210716" calcext:value-type="float">
            <text:p>7220210716</text:p>
          </table:table-cell>
          <table:table-cell office:value-type="string" calcext:value-type="string">
            <text:p>2021-07-16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20210716" calcext:value-type="float">
            <text:p>7320210716</text:p>
          </table:table-cell>
          <table:table-cell office:value-type="string" calcext:value-type="string">
            <text:p>2021-07-16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20210717" calcext:value-type="float">
            <text:p>7420210717</text:p>
          </table:table-cell>
          <table:table-cell office:value-type="string" calcext:value-type="string">
            <text:p>2021-07-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20210717" calcext:value-type="float">
            <text:p>7520210717</text:p>
          </table:table-cell>
          <table:table-cell office:value-type="string" calcext:value-type="string">
            <text:p>2021-07-1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20210717" calcext:value-type="float">
            <text:p>7620210717</text:p>
          </table:table-cell>
          <table:table-cell office:value-type="string" calcext:value-type="string">
            <text:p>2021-07-1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20210717" calcext:value-type="float">
            <text:p>7720210717</text:p>
          </table:table-cell>
          <table:table-cell office:value-type="string" calcext:value-type="string">
            <text:p>2021-07-17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20210718" calcext:value-type="float">
            <text:p>7820210718</text:p>
          </table:table-cell>
          <table:table-cell office:value-type="string" calcext:value-type="string">
            <text:p>2021-07-18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20210718" calcext:value-type="float">
            <text:p>7920210718</text:p>
          </table:table-cell>
          <table:table-cell office:value-type="string" calcext:value-type="string">
            <text:p>2021-07-18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20210718" calcext:value-type="float">
            <text:p>8020210718</text:p>
          </table:table-cell>
          <table:table-cell office:value-type="string" calcext:value-type="string">
            <text:p>2021-07-18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20210718" calcext:value-type="float">
            <text:p>8120210718</text:p>
          </table:table-cell>
          <table:table-cell office:value-type="string" calcext:value-type="string">
            <text:p>2021-07-18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20210719" calcext:value-type="float">
            <text:p>8120210719</text:p>
          </table:table-cell>
          <table:table-cell office:value-type="string" calcext:value-type="string">
            <text:p>2021-07-19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20210719" calcext:value-type="float">
            <text:p>8220210719</text:p>
          </table:table-cell>
          <table:table-cell office:value-type="string" calcext:value-type="string">
            <text:p>2021-07-19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20210720" calcext:value-type="float">
            <text:p>8320210720</text:p>
          </table:table-cell>
          <table:table-cell office:value-type="string" calcext:value-type="string">
            <text:p>2021-07-20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420210721" calcext:value-type="float">
            <text:p>8420210721</text:p>
          </table:table-cell>
          <table:table-cell office:value-type="string" calcext:value-type="string">
            <text:p>2021-07-21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20210721" calcext:value-type="float">
            <text:p>8520210721</text:p>
          </table:table-cell>
          <table:table-cell office:value-type="string" calcext:value-type="string">
            <text:p>2021-07-2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20210722" calcext:value-type="float">
            <text:p>8620210722</text:p>
          </table:table-cell>
          <table:table-cell office:value-type="string" calcext:value-type="string">
            <text:p>2021-07-2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20210723" calcext:value-type="float">
            <text:p>8620210723</text:p>
          </table:table-cell>
          <table:table-cell office:value-type="string" calcext:value-type="string">
            <text:p>2021-07-23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20210723" calcext:value-type="float">
            <text:p>8720210723</text:p>
          </table:table-cell>
          <table:table-cell office:value-type="string" calcext:value-type="string">
            <text:p>2021-07-23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20210724" calcext:value-type="float">
            <text:p>8720210724</text:p>
          </table:table-cell>
          <table:table-cell office:value-type="string" calcext:value-type="string">
            <text:p>2021-07-24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820210724" calcext:value-type="float">
            <text:p>8820210724</text:p>
          </table:table-cell>
          <table:table-cell office:value-type="string" calcext:value-type="string">
            <text:p>2021-07-24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20210724" calcext:value-type="float">
            <text:p>8920210724</text:p>
          </table:table-cell>
          <table:table-cell office:value-type="string" calcext:value-type="string">
            <text:p>2021-07-24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020210725" calcext:value-type="float">
            <text:p>9020210725</text:p>
          </table:table-cell>
          <table:table-cell office:value-type="string" calcext:value-type="string">
            <text:p>2021-07-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20210725" calcext:value-type="float">
            <text:p>9120210725</text:p>
          </table:table-cell>
          <table:table-cell office:value-type="string" calcext:value-type="string">
            <text:p>2021-07-25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220210726" calcext:value-type="float">
            <text:p>9220210726</text:p>
          </table:table-cell>
          <table:table-cell office:value-type="string" calcext:value-type="string">
            <text:p>2021-07-26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20210727" calcext:value-type="float">
            <text:p>9220210727</text:p>
          </table:table-cell>
          <table:table-cell office:value-type="string" calcext:value-type="string">
            <text:p>2021-07-2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20210727" calcext:value-type="float">
            <text:p>9320210727</text:p>
          </table:table-cell>
          <table:table-cell office:value-type="string" calcext:value-type="string">
            <text:p>2021-07-27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420210728" calcext:value-type="float">
            <text:p>9420210728</text:p>
          </table:table-cell>
          <table:table-cell office:value-type="string" calcext:value-type="string">
            <text:p>2021-07-28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20210728" calcext:value-type="float">
            <text:p>9520210728</text:p>
          </table:table-cell>
          <table:table-cell office:value-type="string" calcext:value-type="string">
            <text:p>2021-07-28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620210729" calcext:value-type="float">
            <text:p>9620210729</text:p>
          </table:table-cell>
          <table:table-cell office:value-type="string" calcext:value-type="string">
            <text:p>2021-07-29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20210729" calcext:value-type="float">
            <text:p>9720210729</text:p>
          </table:table-cell>
          <table:table-cell office:value-type="string" calcext:value-type="string">
            <text:p>2021-07-29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20210730" calcext:value-type="float">
            <text:p>9720210730</text:p>
          </table:table-cell>
          <table:table-cell office:value-type="string" calcext:value-type="string">
            <text:p>2021-07-30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20210730" calcext:value-type="float">
            <text:p>9820210730</text:p>
          </table:table-cell>
          <table:table-cell office:value-type="string" calcext:value-type="string">
            <text:p>2021-07-30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20210730" calcext:value-type="float">
            <text:p>9920210730</text:p>
          </table:table-cell>
          <table:table-cell office:value-type="string" calcext:value-type="string">
            <text:p>2021-07-30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20210731" calcext:value-type="float">
            <text:p>10020210731</text:p>
          </table:table-cell>
          <table:table-cell office:value-type="string" calcext:value-type="string">
            <text:p>2021-07-3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20210731" calcext:value-type="float">
            <text:p>10120210731</text:p>
          </table:table-cell>
          <table:table-cell office:value-type="string" calcext:value-type="string">
            <text:p>2021-07-31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220210731" calcext:value-type="float">
            <text:p>10220210731</text:p>
          </table:table-cell>
          <table:table-cell office:value-type="string" calcext:value-type="string">
            <text:p>2021-07-31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220210801" calcext:value-type="float">
            <text:p>10220210801</text:p>
          </table:table-cell>
          <table:table-cell office:value-type="string" calcext:value-type="string">
            <text:p>2021-08-01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20210801" calcext:value-type="float">
            <text:p>10320210801</text:p>
          </table:table-cell>
          <table:table-cell office:value-type="string" calcext:value-type="string">
            <text:p>2021-08-0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20210801" calcext:value-type="float">
            <text:p>10420210801</text:p>
          </table:table-cell>
          <table:table-cell office:value-type="string" calcext:value-type="string">
            <text:p>2021-08-01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420210805" calcext:value-type="float">
            <text:p>10420210805</text:p>
          </table:table-cell>
          <table:table-cell office:value-type="string" calcext:value-type="string">
            <text:p>2021-08-05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20210805" calcext:value-type="float">
            <text:p>10520210805</text:p>
          </table:table-cell>
          <table:table-cell office:value-type="string" calcext:value-type="string">
            <text:p>2021-08-05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20210806" calcext:value-type="float">
            <text:p>10520210806</text:p>
          </table:table-cell>
          <table:table-cell office:value-type="string" calcext:value-type="string">
            <text:p>2021-08-06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20210806" calcext:value-type="float">
            <text:p>10620210806</text:p>
          </table:table-cell>
          <table:table-cell office:value-type="string" calcext:value-type="string">
            <text:p>2021-08-06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720210807" calcext:value-type="float">
            <text:p>10720210807</text:p>
          </table:table-cell>
          <table:table-cell office:value-type="string" calcext:value-type="string">
            <text:p>2021-08-07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210807" calcext:value-type="float">
            <text:p>10820210807</text:p>
          </table:table-cell>
          <table:table-cell office:value-type="string" calcext:value-type="string">
            <text:p>2021-08-0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20210807" calcext:value-type="float">
            <text:p>10920210807</text:p>
          </table:table-cell>
          <table:table-cell office:value-type="string" calcext:value-type="string">
            <text:p>2021-08-07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920210808" calcext:value-type="float">
            <text:p>10920210808</text:p>
          </table:table-cell>
          <table:table-cell office:value-type="string" calcext:value-type="string">
            <text:p>2021-08-08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020210808" calcext:value-type="float">
            <text:p>11020210808</text:p>
          </table:table-cell>
          <table:table-cell office:value-type="string" calcext:value-type="string">
            <text:p>2021-08-08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120210808" calcext:value-type="float">
            <text:p>11120210808</text:p>
          </table:table-cell>
          <table:table-cell office:value-type="string" calcext:value-type="string">
            <text:p>2021-08-08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20210808" calcext:value-type="float">
            <text:p>11220210808</text:p>
          </table:table-cell>
          <table:table-cell office:value-type="string" calcext:value-type="string">
            <text:p>2021-08-08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320210810" calcext:value-type="float">
            <text:p>11320210810</text:p>
          </table:table-cell>
          <table:table-cell office:value-type="string" calcext:value-type="string">
            <text:p>2021-08-10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420210810" calcext:value-type="float">
            <text:p>11420210810</text:p>
          </table:table-cell>
          <table:table-cell office:value-type="string" calcext:value-type="string">
            <text:p>2021-08-10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520210812" calcext:value-type="float">
            <text:p>11520210812</text:p>
          </table:table-cell>
          <table:table-cell office:value-type="string" calcext:value-type="string">
            <text:p>2021-08-12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620210812" calcext:value-type="float">
            <text:p>11620210812</text:p>
          </table:table-cell>
          <table:table-cell office:value-type="string" calcext:value-type="string">
            <text:p>2021-08-1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720210813" calcext:value-type="float">
            <text:p>11720210813</text:p>
          </table:table-cell>
          <table:table-cell office:value-type="string" calcext:value-type="string">
            <text:p>2021-08-13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820210813" calcext:value-type="float">
            <text:p>11820210813</text:p>
          </table:table-cell>
          <table:table-cell office:value-type="string" calcext:value-type="string">
            <text:p>2021-08-13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920210813" calcext:value-type="float">
            <text:p>11920210813</text:p>
          </table:table-cell>
          <table:table-cell office:value-type="string" calcext:value-type="string">
            <text:p>2021-08-13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020210814" calcext:value-type="float">
            <text:p>12020210814</text:p>
          </table:table-cell>
          <table:table-cell office:value-type="string" calcext:value-type="string">
            <text:p>2021-08-1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120210814" calcext:value-type="float">
            <text:p>12120210814</text:p>
          </table:table-cell>
          <table:table-cell office:value-type="string" calcext:value-type="string">
            <text:p>2021-08-14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220210814" calcext:value-type="float">
            <text:p>12220210814</text:p>
          </table:table-cell>
          <table:table-cell office:value-type="string" calcext:value-type="string">
            <text:p>2021-08-14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320210815" calcext:value-type="float">
            <text:p>12320210815</text:p>
          </table:table-cell>
          <table:table-cell office:value-type="string" calcext:value-type="string">
            <text:p>2021-08-15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20210815" calcext:value-type="float">
            <text:p>12420210815</text:p>
          </table:table-cell>
          <table:table-cell office:value-type="string" calcext:value-type="string">
            <text:p>2021-08-15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20210815" calcext:value-type="float">
            <text:p>12520210815</text:p>
          </table:table-cell>
          <table:table-cell office:value-type="string" calcext:value-type="string">
            <text:p>2021-08-15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620210815" calcext:value-type="float">
            <text:p>12620210815</text:p>
          </table:table-cell>
          <table:table-cell office:value-type="string" calcext:value-type="string">
            <text:p>2021-08-15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720210815" calcext:value-type="float">
            <text:p>12720210815</text:p>
          </table:table-cell>
          <table:table-cell office:value-type="string" calcext:value-type="string">
            <text:p>2021-08-15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720210816" calcext:value-type="float">
            <text:p>12720210816</text:p>
          </table:table-cell>
          <table:table-cell office:value-type="string" calcext:value-type="string">
            <text:p>2021-08-16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820210816" calcext:value-type="float">
            <text:p>12820210816</text:p>
          </table:table-cell>
          <table:table-cell office:value-type="string" calcext:value-type="string">
            <text:p>2021-08-16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820210817" calcext:value-type="float">
            <text:p>12820210817</text:p>
          </table:table-cell>
          <table:table-cell office:value-type="string" calcext:value-type="string">
            <text:p>2021-08-17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920210818" calcext:value-type="float">
            <text:p>12920210818</text:p>
          </table:table-cell>
          <table:table-cell office:value-type="string" calcext:value-type="string">
            <text:p>2021-08-18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20210818" calcext:value-type="float">
            <text:p>13020210818</text:p>
          </table:table-cell>
          <table:table-cell office:value-type="string" calcext:value-type="string">
            <text:p>2021-08-18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020210819" calcext:value-type="float">
            <text:p>13020210819</text:p>
          </table:table-cell>
          <table:table-cell office:value-type="string" calcext:value-type="string">
            <text:p>2021-08-19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120210820" calcext:value-type="float">
            <text:p>13120210820</text:p>
          </table:table-cell>
          <table:table-cell office:value-type="string" calcext:value-type="string">
            <text:p>2021-08-20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220210821" calcext:value-type="float">
            <text:p>13220210821</text:p>
          </table:table-cell>
          <table:table-cell office:value-type="string" calcext:value-type="string">
            <text:p>2021-08-2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20210821" calcext:value-type="float">
            <text:p>13320210821</text:p>
          </table:table-cell>
          <table:table-cell office:value-type="string" calcext:value-type="string">
            <text:p>2021-08-21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420210822" calcext:value-type="float">
            <text:p>13420210822</text:p>
          </table:table-cell>
          <table:table-cell office:value-type="string" calcext:value-type="string">
            <text:p>2021-08-22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20210823" calcext:value-type="float">
            <text:p>13520210823</text:p>
          </table:table-cell>
          <table:table-cell office:value-type="string" calcext:value-type="string">
            <text:p>2021-08-23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20210823" calcext:value-type="float">
            <text:p>13620210823</text:p>
          </table:table-cell>
          <table:table-cell office:value-type="string" calcext:value-type="string">
            <text:p>2021-08-23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720210824" calcext:value-type="float">
            <text:p>13720210824</text:p>
          </table:table-cell>
          <table:table-cell office:value-type="string" calcext:value-type="string">
            <text:p>2021-08-24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820210824" calcext:value-type="float">
            <text:p>13820210824</text:p>
          </table:table-cell>
          <table:table-cell office:value-type="string" calcext:value-type="string">
            <text:p>2021-08-24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20210825" calcext:value-type="float">
            <text:p>13820210825</text:p>
          </table:table-cell>
          <table:table-cell office:value-type="string" calcext:value-type="string">
            <text:p>2021-08-2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920210825" calcext:value-type="float">
            <text:p>13920210825</text:p>
          </table:table-cell>
          <table:table-cell office:value-type="string" calcext:value-type="string">
            <text:p>2021-08-25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020210826" calcext:value-type="float">
            <text:p>14020210826</text:p>
          </table:table-cell>
          <table:table-cell office:value-type="string" calcext:value-type="string">
            <text:p>2021-08-26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20210827" calcext:value-type="float">
            <text:p>14120210827</text:p>
          </table:table-cell>
          <table:table-cell office:value-type="string" calcext:value-type="string">
            <text:p>2021-08-27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220210828" calcext:value-type="float">
            <text:p>14220210828</text:p>
          </table:table-cell>
          <table:table-cell office:value-type="string" calcext:value-type="string">
            <text:p>2021-08-2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20210828" calcext:value-type="float">
            <text:p>14320210828</text:p>
          </table:table-cell>
          <table:table-cell office:value-type="string" calcext:value-type="string">
            <text:p>2021-08-28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20210829" calcext:value-type="float">
            <text:p>14320210829</text:p>
          </table:table-cell>
          <table:table-cell office:value-type="string" calcext:value-type="string">
            <text:p>2021-08-29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0210829" calcext:value-type="float">
            <text:p>14420210829</text:p>
          </table:table-cell>
          <table:table-cell office:value-type="string" calcext:value-type="string">
            <text:p>2021-08-29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0210830" calcext:value-type="float">
            <text:p>14420210830</text:p>
          </table:table-cell>
          <table:table-cell office:value-type="string" calcext:value-type="string">
            <text:p>2021-08-30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20210830" calcext:value-type="float">
            <text:p>14520210830</text:p>
          </table:table-cell>
          <table:table-cell office:value-type="string" calcext:value-type="string">
            <text:p>2021-08-30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20210831" calcext:value-type="float">
            <text:p>14520210831</text:p>
          </table:table-cell>
          <table:table-cell office:value-type="string" calcext:value-type="string">
            <text:p>2021-08-31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620210901" calcext:value-type="float">
            <text:p>14620210901</text:p>
          </table:table-cell>
          <table:table-cell office:value-type="string" calcext:value-type="string">
            <text:p>2021-09-01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720210901" calcext:value-type="float">
            <text:p>14720210901</text:p>
          </table:table-cell>
          <table:table-cell office:value-type="string" calcext:value-type="string">
            <text:p>2021-09-01</text:p>
          </table:table-cell>
          <table:table-cell table:number-columns-repeated="1021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orksheet" style:display-name="PageStyle_Work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3-07-21T17:27:40</meta:creation-date>
    <dc:date>2024-06-01T11:16:43.480233927</dc:date>
    <dc:title>Untitled Spreadsheet</dc:title>
    <meta:generator>LibreOffice/7.3.7.2$Linux_X86_64 LibreOffice_project/30$Build-2</meta:generator>
    <meta:editing-duration>PT7M3S</meta:editing-duration>
    <meta:editing-cycles>3</meta:editing-cycles>
    <meta:document-statistic meta:table-count="1" meta:cell-count="546" meta:object-count="0"/>
    <meta:user-defined meta:name="AppVersion">12.0000</meta:user-defined>
    <meta:user-defined meta:name="Company">Microsoft Corporation</meta:user-defined>
  </office:meta>
</office:document-meta>
</file>